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5B1FE5AD.png" manifest:media-type="image/png"/>
  <manifest:file-entry manifest:full-path="Pictures/1000020100000080000000802253DDB3.png" manifest:media-type="image/png"/>
  <manifest:file-entry manifest:full-path="Pictures/100002010000008000000080285DC2C8.png" manifest:media-type="image/png"/>
  <manifest:file-entry manifest:full-path="Pictures/10000201000000800000008061C08F4A.png" manifest:media-type="image/png"/>
  <manifest:file-entry manifest:full-path="Pictures/1000020100000080000000806A814F1A.png" manifest:media-type="image/png"/>
  <manifest:file-entry manifest:full-path="Pictures/1000020100000080000000805718DA35.png" manifest:media-type="image/png"/>
  <manifest:file-entry manifest:full-path="Pictures/10000201000000800000008066649346.png" manifest:media-type="image/png"/>
  <manifest:file-entry manifest:full-path="Pictures/1000020100000080000000803B1DE309.png" manifest:media-type="image/png"/>
  <manifest:file-entry manifest:full-path="Pictures/100002010000008000000080EB11C1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默认">
        <draw:frame draw:style-name="gr1" draw:text-style-name="P1" draw:layer="layout" svg:width="1.486cm" svg:height="1.3cm" svg:x="8.714cm" svg:y="7.2cm">
          <draw:image xlink:href="Pictures/100002010000008000000080EB11C15D.png" xlink:type="simple" xlink:show="embed" xlink:actuate="onLoad">
            <text:p/>
          </draw:image>
        </draw:frame>
        <draw:frame draw:style-name="gr1" draw:text-style-name="P1" draw:layer="layout" svg:width="1.386cm" svg:height="1.4cm" svg:x="13.614cm" svg:y="6.6cm">
          <draw:image xlink:href="Pictures/10000201000000800000008066649346.png" xlink:type="simple" xlink:show="embed" xlink:actuate="onLoad">
            <text:p/>
          </draw:image>
        </draw:frame>
        <draw:frame draw:style-name="gr1" draw:text-style-name="P1" draw:layer="layout" svg:width="1.4cm" svg:height="1.4cm" svg:x="10.9cm" svg:y="8.4cm">
          <draw:image xlink:href="Pictures/1000020100000080000000805718DA35.png" xlink:type="simple" xlink:show="embed" xlink:actuate="onLoad">
            <text:p/>
          </draw:image>
        </draw:frame>
        <draw:frame draw:style-name="gr1" draw:text-style-name="P1" draw:layer="layout" svg:width="2.086cm" svg:height="2.3cm" svg:x="2.714cm" svg:y="2.8cm">
          <draw:image xlink:href="Pictures/1000020100000080000000806A814F1A.png" xlink:type="simple" xlink:show="embed" xlink:actuate="onLoad">
            <text:p/>
          </draw:image>
        </draw:frame>
        <draw:frame draw:style-name="gr1" draw:text-style-name="P1" draw:layer="layout" svg:width="1.486cm" svg:height="1.6cm" svg:x="2.914cm" svg:y="5.3cm">
          <draw:image xlink:href="Pictures/10000201000000800000008061C08F4A.png" xlink:type="simple" xlink:show="embed" xlink:actuate="onLoad">
            <text:p/>
          </draw:image>
        </draw:frame>
        <draw:frame draw:style-name="gr1" draw:text-style-name="P1" draw:layer="layout" svg:width="1.2cm" svg:height="1cm" svg:x="8cm" svg:y="11.9cm">
          <draw:image xlink:href="Pictures/1000020100000080000000803B1DE309.png" xlink:type="simple" xlink:show="embed" xlink:actuate="onLoad">
            <text:p/>
          </draw:image>
        </draw:frame>
        <draw:frame draw:style-name="gr1" draw:text-style-name="P1" draw:layer="layout" svg:width="1.6cm" svg:height="1.586cm" svg:x="2.9cm" svg:y="7.5cm">
          <draw:image xlink:href="Pictures/100002010000008000000080285DC2C8.png" xlink:type="simple" xlink:show="embed" xlink:actuate="onLoad">
            <text:p/>
          </draw:image>
        </draw:frame>
        <draw:frame draw:style-name="gr1" draw:text-style-name="P1" draw:layer="layout" svg:width="1.286cm" svg:height="1.6cm" svg:x="11.3cm" svg:y="4.6cm">
          <draw:image xlink:href="Pictures/1000020100000080000000802253DDB3.png" xlink:type="simple" xlink:show="embed" xlink:actuate="onLoad">
            <text:p/>
          </draw:image>
        </draw:frame>
        <draw:frame draw:style-name="gr1" draw:text-style-name="P1" draw:layer="layout" svg:width="1.2cm" svg:height="1.386cm" svg:x="14.8cm" svg:y="4cm">
          <draw:image xlink:href="Pictures/1000020100000080000000805B1FE5AD.png" xlink:type="simple" xlink:show="embed" xlink:actuate="onLoad">
            <text:p/>
          </draw:image>
        </draw:frame>
        <draw:frame draw:style-name="gr1" draw:text-style-name="P1" draw:layer="layout" svg:width="1.286cm" svg:height="1.1cm" svg:x="10.4cm" svg:y="11.9cm">
          <draw:image xlink:href="Pictures/1000020100000080000000803B1DE309.png" xlink:type="simple" xlink:show="embed" xlink:actuate="onLoad">
            <text:p/>
          </draw:image>
        </draw:frame>
        <draw:frame draw:style-name="gr1" draw:text-style-name="P1" draw:layer="layout" svg:width="1.186cm" svg:height="1cm" svg:x="12.9cm" svg:y="11.9cm">
          <draw:image xlink:href="Pictures/1000020100000080000000803B1DE309.png" xlink:type="simple" xlink:show="embed" xlink:actuate="onLoad">
            <text:p/>
          </draw:image>
        </draw:frame>
        <draw:frame draw:style-name="gr1" draw:text-style-name="P1" draw:layer="layout" svg:width="1.286cm" svg:height="1.1cm" svg:x="15cm" svg:y="11.8cm">
          <draw:image xlink:href="Pictures/1000020100000080000000803B1DE309.png" xlink:type="simple" xlink:show="embed" xlink:actuate="onLoad">
            <text:p/>
          </draw:image>
        </draw:frame>
        <draw:line draw:style-name="gr2" draw:text-style-name="P1" draw:layer="layout" svg:x1="9.7cm" svg:y1="7.2cm" svg:x2="11.7cm" svg:y2="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Ubuntu" style:font-size-asian="24pt" style:language-asian="zh" style:country-asian="CN" style:font-name-complex="Ubuntu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buntu" style:font-family-asian="Ubuntu" style:font-family-generic-asian="system" style:font-pitch-asian="variable" style:font-size-asian="18pt" style:font-style-asian="normal" style:font-weight-asian="normal" style:font-name-complex="Ubuntu" style:font-family-complex="Ubuntu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0T10:57:46.714558403</meta:creation-date>
    <dc:date>2014-05-10T15:47:19.485572783</dc:date>
    <meta:editing-duration>PT3M5S</meta:editing-duration>
    <meta:editing-cycles>1</meta:editing-cycles>
    <meta:document-statistic meta:object-count="13"/>
    <meta:generator>LibreOffice/4.2.3.3$Linux_X86_64 LibreOffice_project/420m0$Build-3</meta:generator>
  </office:meta>
</office:document-meta>
</file>